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meta.xml" manifest:media-type="text/xml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Pictures/100000000000000800000008316773DC4BF207E6.png" manifest:media-type="image/png"/>
  <manifest:file-entry manifest:full-path="Pictures/100000000000000800000008FAA3659C24F98C48.png" manifest:media-type="image/png"/>
  <manifest:file-entry manifest:full-path="Pictures/10000000000000080000000816C7FF3AE36F37A8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c1">
      <style:graphic-properties svg:stroke-width="0.106cm" draw:marker-start-width="0.359cm" draw:marker-end-width="0.359cm" fo:padding-top="0.178cm" fo:padding-bottom="0.178cm" fo:padding-left="0.303cm" fo:padding-right="0.303cm"/>
    </style:style>
    <style:style style:name="gr2" style:family="graphic" style:parent-style-name="c2">
      <style:graphic-properties svg:stroke-width="0.106cm" draw:marker-start-width="0.359cm" draw:marker-end-width="0.359cm" fo:padding-top="0.178cm" fo:padding-bottom="0.178cm" fo:padding-left="0.303cm" fo:padding-right="0.303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0.89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2.671cm" fo:min-width="6.231cm"/>
      <style:paragraph-properties style:writing-mode="lr-tb"/>
    </style:style>
    <style:style style:name="gr5" style:family="graphic" style:parent-style-name="c3">
      <style:graphic-properties svg:stroke-width="0.106cm" draw:marker-start-width="0.359cm" draw:marker-end-width="0.359cm" fo:padding-top="0.178cm" fo:padding-bottom="0.178cm" fo:padding-left="0.303cm" fo:padding-right="0.303cm"/>
    </style:style>
    <style:style style:name="gr6" style:family="graphic" style:parent-style-name="standard">
      <style:graphic-properties draw:textarea-horizontal-align="justify" draw:textarea-vertical-align="top" draw:auto-grow-height="false" fo:min-height="5.973cm" fo:min-width="6.231cm"/>
      <style:paragraph-properties style:writing-mode="lr-tb"/>
    </style:style>
    <style:style style:name="gr7" style:family="graphic" style:parent-style-name="Object_20_with_20_no_20_fill_20_and_20_no_20_line">
      <style:graphic-properties draw:ole-draw-aspect="1" style:protect="size"/>
    </style:style>
    <style:style style:name="gr8" style:family="graphic" style:parent-style-name="standard">
      <style:graphic-properties draw:textarea-horizontal-align="justify" draw:textarea-vertical-align="top" draw:auto-grow-height="false" fo:min-height="16.895cm" fo:min-width="7.24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2.671cm" fo:min-width="20.41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12.396cm" fo:min-width="20.418cm"/>
      <style:paragraph-properties style:writing-mode="lr-tb"/>
    </style:style>
    <style:style style:name="gr11" style:family="graphic" style:parent-style-name="Object_20_with_20_no_20_fill_20_and_20_no_20_line">
      <style:graphic-properties draw:fill="none" draw:ole-draw-aspect="1" style:protect="size"/>
    </style:style>
    <style:style style:name="gr12" style:family="graphic" style:parent-style-name="standard">
      <style:graphic-properties draw:textarea-horizontal-align="justify" draw:textarea-vertical-align="top" draw:auto-grow-height="false" fo:min-height="23.297cm" fo:min-width="21.18cm"/>
      <style:paragraph-properties style:writing-mode="lr-tb"/>
    </style:style>
    <style:style style:name="gr13" style:family="graphic" style:parent-style-name="c1">
      <style:graphic-properties svg:stroke-width="0.106cm" draw:marker-start-width="0.36cm" draw:marker-end-width="0.36cm" fo:min-height="0.987cm" fo:min-width="6.035cm" fo:padding-top="0.179cm" fo:padding-bottom="0.179cm" fo:padding-left="0.304cm" fo:padding-right="0.304cm"/>
    </style:style>
    <style:style style:name="gr14" style:family="graphic" style:parent-style-name="standard">
      <style:graphic-properties draw:textarea-horizontal-align="justify" draw:textarea-vertical-align="top" draw:auto-grow-height="false" fo:min-height="3.306cm" fo:min-width="12.327cm"/>
      <style:paragraph-properties style:writing-mode="lr-tb"/>
    </style:style>
    <style:style style:name="gr15" style:family="graphic" style:parent-style-name="c1">
      <style:graphic-properties draw:textarea-vertical-align="top" fo:min-height="1.782cm" fo:min-width="3.437cm"/>
      <style:paragraph-properties style:writing-mode="lr-tb"/>
    </style:style>
    <style:style style:name="gr16" style:family="graphic" style:parent-style-name="c2">
      <style:graphic-properties draw:textarea-vertical-align="top" fo:min-height="1.782cm" fo:min-width="3.382cm"/>
      <style:paragraph-properties style:writing-mode="lr-tb"/>
    </style:style>
    <style:style style:name="gr17" style:family="graphic" style:parent-style-name="c3">
      <style:graphic-properties draw:textarea-vertical-align="top" fo:min-height="1.782cm" fo:min-width="3.086cm"/>
      <style:paragraph-properties style:writing-mode="lr-tb"/>
    </style:style>
    <style:style style:name="gr18" style:family="graphic" style:parent-style-name="standard">
      <style:graphic-properties draw:stroke="dash" draw:stroke-dash="Double_20_Dash" draw:textarea-horizontal-align="justify" draw:textarea-vertical-align="top" draw:auto-grow-height="false" fo:min-height="5.084cm" fo:min-width="30.869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top" draw:auto-grow-height="false" fo:min-height="3.306cm" fo:min-width="6.231cm"/>
      <style:paragraph-properties style:writing-mode="lr-tb"/>
    </style:style>
    <style:style style:name="gr20" style:family="graphic" style:parent-style-name="standard">
      <style:graphic-properties draw:stroke="dash" draw:stroke-dash="Double_20_Dash" draw:textarea-horizontal-align="justify" draw:textarea-vertical-align="top" draw:auto-grow-height="false" fo:min-height="25.712cm" fo:min-width="30.869cm"/>
      <style:paragraph-properties style:writing-mode="lr-tb"/>
    </style:style>
    <style:style style:name="gr2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084cm" fo:min-width="0.834cm"/>
    </style:style>
    <style:style style:name="P1" style:family="paragraph">
      <style:paragraph-properties fo:text-align="center"/>
      <style:text-properties fo:color="#ff0000"/>
    </style:style>
    <style:style style:name="P2" style:family="paragraph">
      <style:paragraph-properties fo:text-align="center"/>
      <style:text-properties fo:color="#ff0000" fo:font-style="italic" style:font-style-asian="italic" style:font-style-complex="italic"/>
    </style:style>
    <style:style style:name="P3" style:family="paragraph">
      <style:paragraph-properties fo:text-align="center"/>
      <style:text-properties fo:color="#106802"/>
    </style:style>
    <style:style style:name="P4" style:family="paragraph">
      <style:paragraph-properties fo:text-align="center"/>
      <style:text-properties fo:color="#106802" fo:font-style="italic" style:font-style-asian="italic" style:font-style-complex="italic"/>
    </style:style>
    <style:style style:name="P5" style:family="paragraph">
      <style:paragraph-properties fo:text-align="center"/>
      <style:text-properties fo:color="#0000ff"/>
    </style:style>
    <style:style style:name="P6" style:family="paragraph">
      <style:paragraph-properties fo:text-align="center"/>
      <style:text-properties fo:color="#0000ff" fo:font-style="italic" style:font-style-asian="italic" style:font-style-complex="italic"/>
    </style:style>
    <style:style style:name="P7" style:family="paragraph">
      <style:paragraph-properties fo:text-align="center"/>
      <style:text-properties fo:color="#ff00ff"/>
    </style:style>
    <style:style style:name="P8" style:family="paragraph">
      <style:paragraph-properties fo:text-align="center"/>
      <style:text-properties fo:color="#ff00ff" fo:font-style="italic" style:font-style-asian="italic" style:font-style-complex="italic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end"/>
      <style:text-properties fo:color="#000000"/>
    </style:style>
    <style:style style:name="P14" style:family="paragraph">
      <loext:graphic-properties draw:fill="solid" draw:fill-color="#000000"/>
      <style:paragraph-properties fo:text-align="center"/>
    </style:style>
    <style:style style:name="T1" style:family="text">
      <style:text-properties fo:color="#ff0000" fo:font-style="italic" style:font-style-asian="italic" style:font-style-complex="italic"/>
    </style:style>
    <style:style style:name="T2" style:family="text">
      <style:text-properties fo:color="#ff0000" style:text-position="-33% 58%"/>
    </style:style>
    <style:style style:name="T3" style:family="text">
      <style:text-properties fo:color="#106802" fo:font-style="italic" style:font-style-asian="italic" style:font-style-complex="italic"/>
    </style:style>
    <style:style style:name="T4" style:family="text">
      <style:text-properties fo:color="#106802" style:text-position="-33% 58%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fo:color="#0000ff" style:text-position="-33% 58%"/>
    </style:style>
    <style:style style:name="T7" style:family="text">
      <style:text-properties fo:color="#ff00ff" fo:font-style="italic" style:font-style-asian="italic" style:font-style-complex="italic"/>
    </style:style>
    <style:style style:name="T8" style:family="text">
      <style:text-properties fo:color="#ff00ff" style:text-position="-33% 58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-33% 58%" fo:font-weight="bold" style:font-weight-asian="bold" style:font-weight-complex="bold"/>
    </style:style>
    <style:style style:name="T11" style:family="text">
      <style:text-properties style:text-position="33% 58%" fo:font-weight="bold" style:font-weight-asian="bold" style:font-weight-complex="bold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style:text-position="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6.204cm" svg:height="1.397cm" svg:x="7.732cm" svg:y="23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layer="layout" svg:width="6.204cm" svg:height="1.397cm" svg:x="7.732cm" svg:y="24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c2" draw:layer="layout" svg:width="6.695cm" svg:height="1.397cm" svg:x="23.332cm" svg:y="23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layer="layout" svg:width="6.695cm" svg:height="1.397cm" svg:x="23.327cm" svg:y="24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c2" draw:layer="layout" svg:width="6.695cm" svg:height="1.397cm" svg:x="23.323cm" svg:y="26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c2" draw:layer="layout" svg:width="6.695cm" svg:height="1.397cm" svg:x="23.323cm" svg:y="28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c2" draw:layer="layout" svg:width="6.695cm" svg:height="1.397cm" svg:x="23.323cm" svg:y="29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c2" draw:layer="layout" svg:width="6.695cm" svg:height="1.397cm" svg:x="23.323cm" svg:y="3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c2" draw:layer="layout" svg:width="6.695cm" svg:height="1.397cm" svg:x="23.323cm" svg:y="32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397cm" svg:height="1.397cm" svg:x="7.733cm" svg:y="19.973cm">
          <text:p text:style-name="P1"><text:span text:style-name="T1">x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97cm" svg:height="1.397cm" svg:x="9.333cm" svg:y="19.973cm">
          <text:p text:style-name="P3"><text:span text:style-name="T3">x</text:span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397cm" svg:height="1.397cm" svg:x="10.933cm" svg:y="19.973cm">
          <text:p text:style-name="P5"><text:span text:style-name="T5">x</text:span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397cm" svg:height="1.397cm" svg:x="12.533cm" svg:y="19.973cm">
          <text:p text:style-name="P7"><text:span text:style-name="T7">x</text:span><text:span text:style-name="T8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6.731cm" svg:height="2.921cm" svg:x="7.479cm" svg:y="18.703cm">
          <text:p text:style-name="P9"><text:span text:style-name="T9">params</text:span></text:p>
          <draw:enhanced-geometry svg:viewBox="0 0 21600 21600" draw:type="rectangle" draw:enhanced-path="M 0 0 L 21600 0 21600 21600 0 21600 0 0 Z N"/>
        </draw:custom-shape>
        <draw:custom-shape draw:style-name="gr5" draw:layer="layout" svg:width="6.205cm" svg:height="1.397cm" svg:x="7.732cm" svg:y="26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6.731cm" svg:height="6.223cm" svg:x="7.479cm" svg:y="21.805cm">
          <text:p text:style-name="P9"><text:span text:style-name="T9">pre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3.576cm" svg:height="0.936cm" svg:x="9.138cm" svg:y="23.32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1" draw:layer="layout" svg:width="3.596cm" svg:height="0.936cm" svg:x="9.138cm" svg:y="24.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11" draw:layer="layout" svg:width="3.585cm" svg:height="0.936cm" svg:x="9.138cm" svg:y="26.6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11" draw:layer="layout" svg:width="0.758cm" svg:height="0.576cm" svg:x="10.458cm" svg:y="29.85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1" draw:layer="layout" svg:width="0.758cm" svg:height="0.576cm" svg:x="10.458cm" svg:y="32.84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8" draw:text-style-name="P10" draw:layer="layout" svg:width="7.747cm" svg:height="17.145cm" svg:x="6.971cm" svg:y="17.306cm">
          <text:p text:style-name="P9"><text:span text:style-name="T9">a</text:span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731cm" svg:height="2.921cm" svg:x="7.479cm" svg:y="28.228cm">
          <text:p text:style-name="P9"><text:span text:style-name="T9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6.731cm" svg:height="2.921cm" svg:x="7.479cm" svg:y="31.33cm">
          <text:p text:style-name="P9"><text:span text:style-name="T9">de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0.918cm" svg:height="2.921cm" svg:x="16.179cm" svg:y="18.703cm">
          <text:p text:style-name="P9"><text:span text:style-name="T9">param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0.918cm" svg:height="12.646cm" svg:x="16.179cm" svg:y="21.805cm">
          <text:p text:style-name="P9"><text:span text:style-name="T9">pre</text:span></text:p>
          <draw:enhanced-geometry svg:viewBox="0 0 21600 21600" draw:type="rectangle" draw:enhanced-path="M 0 0 L 21600 0 21600 21600 0 21600 0 0 Z N"/>
        </draw:custom-shape>
        <draw:custom-shape draw:style-name="c1" draw:layer="layout" svg:width="6.695cm" svg:height="1.397cm" svg:x="16.432cm" svg:y="23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2" draw:layer="layout" svg:width="6.672cm" svg:height="0.997cm" svg:x="16.503cm" svg:y="23.32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11" draw:layer="layout" svg:width="0.758cm" svg:height="0.576cm" svg:x="26.558cm" svg:y="36.25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11" draw:layer="layout" svg:width="0.758cm" svg:height="0.576cm" svg:x="26.558cm" svg:y="39.24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12" draw:text-style-name="P10" draw:layer="layout" svg:width="21.68cm" svg:height="23.547cm" svg:x="15.671cm" svg:y="17.306cm">
          <text:p text:style-name="P9"><text:span text:style-name="T9">a</text:span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0.918cm" svg:height="2.921cm" svg:x="16.179cm" svg:y="34.628cm">
          <text:p text:style-name="P9"><text:span text:style-name="T9">ad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0.918cm" svg:height="2.921cm" svg:x="16.179cm" svg:y="37.73cm">
          <text:p text:style-name="P9"><text:span text:style-name="T9">del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0.758cm" svg:height="0.576cm" svg:x="26.558cm" svg:y="20.35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11" draw:layer="layout" svg:width="6.687cm" svg:height="0.997cm" svg:x="23.403cm" svg:y="23.3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c3" draw:layer="layout" svg:width="6.695cm" svg:height="1.397cm" svg:x="30.232cm" svg:y="23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6.68cm" svg:height="0.997cm" svg:x="30.303cm" svg:y="23.3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ustom-shape draw:style-name="c1" draw:layer="layout" svg:width="6.695cm" svg:height="1.397cm" svg:x="16.427cm" svg:y="24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6.587cm" svg:height="0.997cm" svg:x="16.498cm" svg:y="24.9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11" draw:layer="layout" svg:width="6.602cm" svg:height="0.997cm" svg:x="23.398cm" svg:y="24.98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c3" draw:layer="layout" svg:width="6.695cm" svg:height="1.397cm" svg:x="30.227cm" svg:y="24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6.595cm" svg:height="0.997cm" svg:x="30.298cm" svg:y="24.98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c1" draw:layer="layout" svg:width="6.695cm" svg:height="1.397cm" svg:x="16.423cm" svg:y="26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2" draw:layer="layout" svg:width="6.587cm" svg:height="0.997cm" svg:x="16.494cm" svg:y="26.63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7" draw:text-style-name="P11" draw:layer="layout" svg:width="6.602cm" svg:height="0.997cm" svg:x="23.394cm" svg:y="26.63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c3" draw:layer="layout" svg:width="6.695cm" svg:height="1.397cm" svg:x="30.223cm" svg:y="26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6.51cm" svg:height="0.997cm" svg:x="30.294cm" svg:y="26.63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13" draw:layer="layout" svg:width="6.695cm" svg:height="1.397cm" svg:x="16.423cm" svg:y="28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2" draw:layer="layout" svg:width="6.587cm" svg:height="0.997cm" svg:x="16.494cm" svg:y="28.28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7" draw:text-style-name="P11" draw:layer="layout" svg:width="6.517cm" svg:height="0.997cm" svg:x="23.394cm" svg:y="28.28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ustom-shape draw:style-name="c3" draw:layer="layout" svg:width="6.695cm" svg:height="1.397cm" svg:x="30.223cm" svg:y="28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6.595cm" svg:height="0.997cm" svg:x="30.294cm" svg:y="28.28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c1" draw:layer="layout" svg:width="6.695cm" svg:height="1.397cm" svg:x="16.423cm" svg:y="29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2" draw:layer="layout" svg:width="6.502cm" svg:height="0.997cm" svg:x="16.494cm" svg:y="29.92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7" draw:text-style-name="P11" draw:layer="layout" svg:width="6.602cm" svg:height="0.997cm" svg:x="23.394cm" svg:y="29.92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5" draw:layer="layout" svg:width="6.695cm" svg:height="1.397cm" svg:x="30.223cm" svg:y="29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6.51cm" svg:height="0.997cm" svg:x="30.294cm" svg:y="29.92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c1" draw:layer="layout" svg:width="6.695cm" svg:height="1.397cm" svg:x="16.423cm" svg:y="3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2" draw:layer="layout" svg:width="6.502cm" svg:height="0.997cm" svg:x="16.494cm" svg:y="31.55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7" draw:text-style-name="P11" draw:layer="layout" svg:width="6.517cm" svg:height="0.997cm" svg:x="23.394cm" svg:y="31.55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c3" draw:layer="layout" svg:width="6.695cm" svg:height="1.397cm" svg:x="30.223cm" svg:y="3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6.51cm" svg:height="0.997cm" svg:x="30.294cm" svg:y="31.555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custom-shape draw:style-name="c1" draw:layer="layout" svg:width="6.695cm" svg:height="1.397cm" svg:x="16.423cm" svg:y="32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2" draw:layer="layout" svg:width="6.417cm" svg:height="0.997cm" svg:x="16.494cm" svg:y="33.15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7" draw:text-style-name="P11" draw:layer="layout" svg:width="6.432cm" svg:height="0.997cm" svg:x="23.394cm" svg:y="33.15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custom-shape draw:style-name="c3" draw:layer="layout" svg:width="6.695cm" svg:height="1.397cm" svg:x="30.223cm" svg:y="32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6.425cm" svg:height="0.997cm" svg:x="30.294cm" svg:y="33.15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style-name="gr14" draw:text-style-name="P10" draw:layer="layout" svg:width="12.827cm" svg:height="3.556cm" svg:x="22.165cm" svg:y="11.207cm">
          <text:p text:style-name="P9"><text:span text:style-name="T9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3.937cm" svg:height="2.032cm" svg:x="22.419cm" svg:y="12.477cm">
          <text:p text:style-name="P9"><text:span text:style-name="T9">c</text:span><text:span text:style-name="T1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3.779cm" svg:height="0.857cm" svg:x="22.489cm" svg:y="13.46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custom-shape draw:style-name="gr16" draw:text-style-name="P13" draw:layer="layout" svg:width="3.882cm" svg:height="2.032cm" svg:x="26.919cm" svg:y="12.477cm">
          <text:p text:style-name="P13"><text:span text:style-name="T12">c</text:span><text:span text:style-name="T1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3.802cm" svg:height="0.857cm" svg:x="26.989cm" svg:y="13.46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17" draw:text-style-name="P9" draw:layer="layout" svg:width="3.586cm" svg:height="2.032cm" svg:x="31.152cm" svg:y="12.477cm">
          <text:p text:style-name="P9"><text:span text:style-name="T9">c</text:span><text:span text:style-name="T1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3.367cm" svg:height="0.857cm" svg:x="31.339cm" svg:y="13.46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custom-shape draw:style-name="gr18" draw:text-style-name="P10" draw:layer="layout" svg:width="31.369cm" svg:height="5.334cm" svg:x="6.461cm" svg:y="9.89cm">
          <text:p text:style-name="P9"><text:span text:style-name="T9">3-SA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7cm" svg:height="1.397cm" svg:x="11.958cm" svg:y="12.576cm">
          <text:p text:style-name="P1"><text:span text:style-name="T1">x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97cm" svg:height="1.397cm" svg:x="13.558cm" svg:y="12.576cm">
          <text:p text:style-name="P3"><text:span text:style-name="T3">x</text:span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397cm" svg:height="1.397cm" svg:x="15.158cm" svg:y="12.576cm">
          <text:p text:style-name="P5"><text:span text:style-name="T5">x</text:span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397cm" svg:height="1.397cm" svg:x="16.758cm" svg:y="12.576cm">
          <text:p text:style-name="P7"><text:span text:style-name="T7">x</text:span><text:span text:style-name="T8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6.731cm" svg:height="3.556cm" svg:x="11.704cm" svg:y="11.133cm">
          <text:p text:style-name="P9"><text:span text:style-name="T9">V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1.369cm" svg:height="25.962cm" svg:x="6.461cm" svg:y="15.678cm">
          <text:p text:style-name="P9"><text:span text:style-name="T9">Action Un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2.667cm" svg:height="1.524cm" svg:x="20.885cm" svg:y="14.97cm">
          <text:p/>
          <draw:enhanced-geometry svg:viewBox="0 0 21600 21600" draw:text-areas="?f0 0 ?f2 ?f5" draw:type="down-arrow" draw:modifiers="11671.0819672131 5254.2728635682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9_0_20_Percent" draw:display-name="90 Percent" xlink:href="Pictures/10000000000000080000000816C7FF3AE36F37A8.png" xlink:type="simple" xlink:show="embed" xlink:actuate="onLoad"/>
    <draw:fill-image draw:name="Dark_20_Downward_20_Diagonal" draw:display-name="Dark Downward Diagonal" xlink:href="Pictures/100000000000000800000008FAA3659C24F98C48.png" xlink:type="simple" xlink:show="embed" xlink:actuate="onLoad"/>
    <draw:fill-image draw:name="Plaid" xlink:href="Pictures/100000000000000800000008316773DC4BF207E6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MU Serif1" fo:font-family="'CMU Serif'" style:font-style-name="Roman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3" style:family="graphic" style:parent-style-name="standard">
      <style:graphic-properties draw:fill="bitmap" draw:fill-gradient-name="Gradient_20_1" draw:fill-hatch-name="Hatching_20_1" draw:fill-image-name="Dark_20_Downward_20_Diagonal" draw:opacity="20%" style:repeat="repeat" draw:textarea-horizontal-align="justify" draw:textarea-vertical-align="middle" draw:auto-grow-height="false" fo:min-height="1.147cm" fo:min-width="5.705cm" draw:shadow-opacity="20%"/>
      <style:paragraph-properties fo:text-align="center"/>
    </style:style>
    <style:style style:name="c2" style:family="graphic" style:parent-style-name="standard">
      <style:graphic-properties draw:fill="bitmap" draw:fill-gradient-name="Gradient_20_1" draw:fill-hatch-name="Hatching_20_1" draw:fill-image-name="_39_0_20_Percent" draw:opacity="20%" style:repeat="repeat" draw:textarea-horizontal-align="justify" draw:textarea-vertical-align="middle" draw:auto-grow-height="false" fo:min-height="1.147cm" fo:min-width="5.704cm" draw:shadow-opacity="20%"/>
      <style:paragraph-properties fo:text-align="center"/>
    </style:style>
    <style:style style:name="c1" style:family="graphic" style:parent-style-name="standard">
      <style:graphic-properties draw:fill="bitmap" draw:fill-gradient-name="Gradient_20_1" draw:fill-hatch-name="Hatching_20_1" draw:fill-hatch-solid="false" draw:fill-image-name="Plaid" draw:opacity="10%" style:repeat="repeat" draw:textarea-horizontal-align="justify" draw:textarea-vertical-align="middle" draw:auto-grow-height="false" fo:min-height="1.147cm" fo:min-width="5.704cm" draw:shadow-opacity="10%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2:05:45.689839336</meta:creation-date>
    <dc:date>2020-09-14T19:52:59.589933188</dc:date>
    <meta:editing-duration>PT4H11M28S</meta:editing-duration>
    <meta:editing-cycles>43</meta:editing-cycles>
    <meta:generator>LibreOffice/6.4.5.2$Linux_X86_64 LibreOffice_project/40$Build-2</meta:generator>
    <meta:document-statistic meta:object-count="82"/>
  </office:meta>
</office:document-meta>
</file>

<file path=Object 1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tyle color="red">
              <msub>
                <mi>x</mi>
                <mn>1</mn>
              </msub>
            </mstyle>
            <mi>,</mi>
            <mstyle color="green">
              <msub>
                <mi>x</mi>
                <mn>2</mn>
              </msub>
            </mstyle>
            <mi>,</mi>
            <mstyle color="blue">
              <msub>
                <mi>x</mi>
                <mn>3</mn>
              </msub>
            </mstyle>
          </mrow>
        </mrow>
        <mo fence="true" stretchy="false">)</mo>
      </mrow>
    </mrow>
    <annotation encoding="StarMath 5.0">c_3^1( color red{x_1} , color green {x_2}  , color blue {x_3}  )</annotation>
  </semantics>
</math>
</file>

<file path=Object 10/content.xml><?xml version="1.0" encoding="utf-8"?>
<math xmlns="http://www.w3.org/1998/Math/MathML" display="block">
  <semantics>
    <mi mathvariant="normal">∅</mi>
    <annotation encoding="StarMath 5.0"> emptyset </annotation>
  </semantics>
</math>
</file>

<file path=Object 11/content.xml><?xml version="1.0" encoding="utf-8"?>
<math xmlns="http://www.w3.org/1998/Math/MathML" display="block">
  <semantics>
    <mi mathvariant="normal">∅</mi>
    <annotation encoding="StarMath 5.0"> emptyset </annotation>
  </semantics>
</math>
</file>

<file path=Object 12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ub>
              <mtext>fals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  <mi>,</mi>
            <msub>
              <mtext>fals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2(  "false"_{x_2} , "false"_{x_3} , "false"_{x_4} )</annotation>
  </semantics>
</math>
</file>

<file path=Object 13/content.xml><?xml version="1.0" encoding="utf-8"?>
<math xmlns="http://www.w3.org/1998/Math/MathML" display="block">
  <semantics>
    <mrow>
      <msubsup>
        <mi>c</mi>
        <mn>3</mn>
        <mn>3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fals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3(  "false"_{x_1} , "false"_{x_2} , "false"_{x_4} )</annotation>
  </semantics>
</math>
</file>

<file path=Object 14/content.xml><?xml version="1.0" encoding="utf-8"?>
<math xmlns="http://www.w3.org/1998/Math/MathML" display="block">
  <semantics>
    <mrow>
      <msubsup>
        <mi>c</mi>
        <mn>3</mn>
        <mn>3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tru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3(  "false"_{x_1} , "false"_{x_2} , "true"_{x_4} )</annotation>
  </semantics>
</math>
</file>

<file path=Object 15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tru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false"_{x_1} , "true"_{x_2} , "false"_{x_3} )</annotation>
  </semantics>
</math>
</file>

<file path=Object 16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ub>
              <mtext>false</mtext>
              <msub>
                <mi>x</mi>
                <mn>2</mn>
              </msub>
            </msub>
            <mi>,</mi>
            <msub>
              <mtext>true</mtext>
              <msub>
                <mi>x</mi>
                <mn>3</mn>
              </msub>
            </msub>
            <mi>,</mi>
            <msub>
              <mtext>fals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2(  "false"_{x_2} , "true"_{x_3} , "false"_{x_4} )</annotation>
  </semantics>
</math>
</file>

<file path=Object 17/content.xml><?xml version="1.0" encoding="utf-8"?>
<math xmlns="http://www.w3.org/1998/Math/MathML" display="block">
  <semantics>
    <mrow>
      <msubsup>
        <mi>c</mi>
        <mn>3</mn>
        <mn>3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true</mtext>
              <msub>
                <mi>x</mi>
                <mn>2</mn>
              </msub>
            </msub>
            <mi>,</mi>
            <msub>
              <mtext>tru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3(  "false"_{x_1} , "true"_{x_2} , "true"_{x_4} )</annotation>
  </semantics>
</math>
</file>

<file path=Object 18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tyle color="red">
              <msub>
                <mtext>true</mtext>
                <msub>
                  <mi>x</mi>
                  <mn>1</mn>
                </msub>
              </msub>
            </mstyle>
            <mi>,</mi>
            <mstyle color="green">
              <msub>
                <mtext>false</mtext>
                <msub>
                  <mi>x</mi>
                  <mn>2</mn>
                </msub>
              </msub>
            </mstyle>
            <mi>,</mi>
            <mstyle color="blue">
              <msub>
                <mtext>false</mtext>
                <msub>
                  <mi>x</mi>
                  <mn>3</mn>
                </msub>
              </msub>
            </mstyle>
          </mrow>
        </mrow>
        <mo fence="true" stretchy="false">)</mo>
      </mrow>
    </mrow>
    <annotation encoding="StarMath 5.0">c_3^1(  color red {"true"_{x_1}}  , color green {"false"_{x_2} } , color blue {"false"_{x_3}}  )</annotation>
  </semantics>
</math>
</file>

<file path=Object 19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ub>
              <mtext>false</mtext>
              <msub>
                <mi>x</mi>
                <mn>2</mn>
              </msub>
            </msub>
            <mi>,</mi>
            <msub>
              <mtext>true</mtext>
              <msub>
                <mi>x</mi>
                <mn>3</mn>
              </msub>
            </msub>
            <mi>,</mi>
            <msub>
              <mtext>tru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2(  "false"_{x_2} , "true"_{x_3} , "true"_{x_4
} )</annotation>
  </semantics>
</math>
</file>

<file path=Object 2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tyle color="green">
              <msub>
                <mi>x</mi>
                <mn>2</mn>
              </msub>
            </mstyle>
            <mi>,</mi>
            <mstyle color="blue">
              <msub>
                <mi>x</mi>
                <mn>3</mn>
              </msub>
            </mstyle>
            <mi>,</mi>
            <mstyle color="fuchsia">
              <msub>
                <mi>x</mi>
                <mn>4</mn>
              </msub>
            </mstyle>
          </mrow>
        </mrow>
        <mo fence="true" stretchy="false">)</mo>
      </mrow>
    </mrow>
    <annotation encoding="StarMath 5.0">c_3^2( color green {x_2}  , color blue {x_3}  , color magenta {x_4}  )</annotation>
  </semantics>
</math>
</file>

<file path=Object 20/content.xml><?xml version="1.0" encoding="utf-8"?>
<math xmlns="http://www.w3.org/1998/Math/MathML" display="block">
  <semantics>
    <mrow>
      <msubsup>
        <mi>c</mi>
        <mn>3</mn>
        <mn>3</mn>
      </msubsup>
      <mrow>
        <mo fence="true" stretchy="false">(</mo>
        <mrow>
          <mrow>
            <msub>
              <mtext>tru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fals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3(  "true"_{x_1} , "false"_{x_2} , "false"_{x_4} )</annotation>
  </semantics>
</math>
</file>

<file path=Object 21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tru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tru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true"_{x_1} , "false"_{x_2} , "true"_{x_3} )</annotation>
  </semantics>
</math>
</file>

<file path=Object 22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ub>
              <mtext>tru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  <mi>,</mi>
            <msub>
              <mtext>fals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2(  "true"_{x_2} , "false"_{x_3} , "false"_{x_4} )</annotation>
  </semantics>
</math>
</file>

<file path=Object 23/content.xml><?xml version="1.0" encoding="utf-8"?>
<math xmlns="http://www.w3.org/1998/Math/MathML" display="block">
  <semantics>
    <mrow>
      <msubsup>
        <mi>c</mi>
        <mn>3</mn>
        <mn>3</mn>
      </msubsup>
      <mrow>
        <mo fence="true" stretchy="false">(</mo>
        <mrow>
          <mrow>
            <mstyle color="red">
              <msub>
                <mtext>true</mtext>
                <msub>
                  <mi>x</mi>
                  <mn>1</mn>
                </msub>
              </msub>
            </mstyle>
            <mi>,</mi>
            <mstyle color="green">
              <msub>
                <mtext>false</mtext>
                <msub>
                  <mi>x</mi>
                  <mn>2</mn>
                </msub>
              </msub>
            </mstyle>
            <mi>,</mi>
            <mstyle color="fuchsia">
              <msub>
                <mtext>true</mtext>
                <msub>
                  <mi>x</mi>
                  <mn>4</mn>
                </msub>
              </msub>
            </mstyle>
          </mrow>
        </mrow>
        <mo fence="true" stretchy="false">)</mo>
      </mrow>
    </mrow>
    <annotation encoding="StarMath 5.0">c_3^3(  color red {"true"_{x_1}}  , color green {"false"_{x_2}}  , color magenta {"true"_{x_4}}  )</annotation>
  </semantics>
</math>
</file>

<file path=Object 24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true</mtext>
              <msub>
                <mi>x</mi>
                <mn>1</mn>
              </msub>
            </msub>
            <mi>,</mi>
            <msub>
              <mtext>tru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true"_{x_1} , "true"_{x_2} , "false"_{x_3} )</annotation>
  </semantics>
</math>
</file>

<file path=Object 25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ub>
              <mtext>true</mtext>
              <msub>
                <mi>x</mi>
                <mn>2</mn>
              </msub>
            </msub>
            <mi>,</mi>
            <msub>
              <mtext>true</mtext>
              <msub>
                <mi>x</mi>
                <mn>3</mn>
              </msub>
            </msub>
            <mi>,</mi>
            <msub>
              <mtext>fals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2(  "true"_{x_2} , "true"_{x_3} , "false"_{x_4} )</annotation>
  </semantics>
</math>
</file>

<file path=Object 26/content.xml><?xml version="1.0" encoding="utf-8"?>
<math xmlns="http://www.w3.org/1998/Math/MathML" display="block">
  <semantics>
    <mrow>
      <msubsup>
        <mi>c</mi>
        <mn>3</mn>
        <mn>3</mn>
      </msubsup>
      <mrow>
        <mo fence="true" stretchy="false">(</mo>
        <mrow>
          <mrow>
            <msub>
              <mtext>true</mtext>
              <msub>
                <mi>x</mi>
                <mn>1</mn>
              </msub>
            </msub>
            <mi>,</mi>
            <msub>
              <mtext>true</mtext>
              <msub>
                <mi>x</mi>
                <mn>2</mn>
              </msub>
            </msub>
            <mi>,</mi>
            <msub>
              <mtext>fals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3(  "true"_{x_1} , "true"_{x_2} , "false"_{x_4} )</annotation>
  </semantics>
</math>
</file>

<file path=Object 27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true</mtext>
              <msub>
                <mi>x</mi>
                <mn>1</mn>
              </msub>
            </msub>
            <mi>,</mi>
            <msub>
              <mtext>true</mtext>
              <msub>
                <mi>x</mi>
                <mn>2</mn>
              </msub>
            </msub>
            <mi>,</mi>
            <msub>
              <mtext>tru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true"_{x_1} , "true"_{x_2} , "true"_{x_3} )</annotation>
  </semantics>
</math>
</file>

<file path=Object 28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ub>
              <mtext>true</mtext>
              <msub>
                <mi>x</mi>
                <mn>2</mn>
              </msub>
            </msub>
            <mi>,</mi>
            <msub>
              <mtext>true</mtext>
              <msub>
                <mi>x</mi>
                <mn>3</mn>
              </msub>
            </msub>
            <mi>,</mi>
            <msub>
              <mtext>tru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2(  "true"_{x_2} , "true"_{x_3} , "true"_{x_4} )</annotation>
  </semantics>
</math>
</file>

<file path=Object 29/content.xml><?xml version="1.0" encoding="utf-8"?>
<math xmlns="http://www.w3.org/1998/Math/MathML" display="block">
  <semantics>
    <mrow>
      <msubsup>
        <mi>c</mi>
        <mn>3</mn>
        <mn>3</mn>
      </msubsup>
      <mrow>
        <mo fence="true" stretchy="false">(</mo>
        <mrow>
          <mrow>
            <msub>
              <mtext>true</mtext>
              <msub>
                <mi>x</mi>
                <mn>1</mn>
              </msub>
            </msub>
            <mi>,</mi>
            <msub>
              <mtext>true</mtext>
              <msub>
                <mi>x</mi>
                <mn>2</mn>
              </msub>
            </msub>
            <mi>,</mi>
            <msub>
              <mtext>tru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3(  "true"_{x_1} , "true"_{x_2} , "true"_{x_4} )</annotation>
  </semantics>
</math>
</file>

<file path=Object 3/content.xml><?xml version="1.0" encoding="utf-8"?>
<math xmlns="http://www.w3.org/1998/Math/MathML" display="block">
  <semantics>
    <mrow>
      <msubsup>
        <mi>c</mi>
        <mn>3</mn>
        <mn>3</mn>
      </msubsup>
      <mrow>
        <mo fence="true" stretchy="false">(</mo>
        <mrow>
          <mrow>
            <mstyle color="red">
              <msub>
                <mi>x</mi>
                <mn>1</mn>
              </msub>
            </mstyle>
            <mi>,</mi>
            <mstyle color="green">
              <msub>
                <mi>x</mi>
                <mn>2</mn>
              </msub>
            </mstyle>
            <mi>,</mi>
            <mstyle color="fuchsia">
              <msub>
                <mi>x</mi>
                <mn>4</mn>
              </msub>
            </mstyle>
          </mrow>
        </mrow>
        <mo fence="true" stretchy="false">)</mo>
      </mrow>
    </mrow>
    <annotation encoding="StarMath 5.0">c_3^3( color red { x_1}  , color green {x_2}  , color magenta {x_4}  )</annotation>
  </semantics>
</math>
</file>

<file path=Object 30/content.xml><?xml version="1.0" encoding="utf-8"?>
<math xmlns="http://www.w3.org/1998/Math/MathML" display="block">
  <semantics>
    <mrow>
      <msub>
        <mi>x</mi>
        <mn>1</mn>
      </msub>
      <mo stretchy="false">∨</mo>
      <mrow>
        <mo stretchy="false">¬</mo>
        <msub>
          <mi>x</mi>
          <mn>2</mn>
        </msub>
      </mrow>
      <mo stretchy="false">∨</mo>
      <mrow>
        <mo stretchy="false">¬</mo>
        <msub>
          <mi>x</mi>
          <mn>3</mn>
        </msub>
      </mrow>
    </mrow>
    <annotation encoding="StarMath 5.0">x_1 or neg x_2 or neg x_3</annotation>
  </semantics>
</math>
</file>

<file path=Object 31/content.xml><?xml version="1.0" encoding="utf-8"?>
<math xmlns="http://www.w3.org/1998/Math/MathML" display="block">
  <semantics>
    <mrow>
      <mrow>
        <mo stretchy="false">¬</mo>
        <msub>
          <mi>x</mi>
          <mn>2</mn>
        </msub>
      </mrow>
      <mo stretchy="false">∨</mo>
      <msub>
        <mi>x</mi>
        <mn>3</mn>
      </msub>
      <mo stretchy="false">∨</mo>
      <mrow>
        <mo stretchy="false">¬</mo>
        <msub>
          <mi>x</mi>
          <mn>4</mn>
        </msub>
      </mrow>
    </mrow>
    <annotation encoding="StarMath 5.0">neg x_2 or x_3 or neg x_4</annotation>
  </semantics>
</math>
</file>

<file path=Object 32/content.xml><?xml version="1.0" encoding="utf-8"?>
<math xmlns="http://www.w3.org/1998/Math/MathML" display="block">
  <semantics>
    <mrow>
      <msub>
        <mi>x</mi>
        <mn>1</mn>
      </msub>
      <mo stretchy="false">∨</mo>
      <mrow>
        <mo stretchy="false">¬</mo>
        <msub>
          <mi>x</mi>
          <mn>2</mn>
        </msub>
      </mrow>
      <mo stretchy="false">∨</mo>
      <msub>
        <mi>x</mi>
        <mn>4</mn>
      </msub>
    </mrow>
    <annotation encoding="StarMath 5.0">x_1 or neg x_2 or x_4</annotation>
  </semantics>
</math>
</file>

<file path=Object 4/content.xml><?xml version="1.0" encoding="utf-8"?>
<math xmlns="http://www.w3.org/1998/Math/MathML" display="block">
  <semantics>
    <mi mathvariant="normal">∅</mi>
    <annotation encoding="StarMath 5.0"> emptyset </annotation>
  </semantics>
</math>
</file>

<file path=Object 5/content.xml><?xml version="1.0" encoding="utf-8"?>
<math xmlns="http://www.w3.org/1998/Math/MathML" display="block">
  <semantics>
    <mi mathvariant="normal">∅</mi>
    <annotation encoding="StarMath 5.0"> emptyset </annotation>
  </semantics>
</math>
</file>

<file path=Object 6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false"_{x_1} , "false"_{x_2} , "false"_{x_3} )</annotation>
  </semantics>
</math>
</file>

<file path=Object 7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tru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false"_{x_1} , "false"_{x_2} , "true"_{x_3} )</annotation>
  </semantics>
</math>
</file>

<file path=Object 8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tyle color="green">
              <msub>
                <mtext>false</mtext>
                <msub>
                  <mi>x</mi>
                  <mn>2</mn>
                </msub>
              </msub>
            </mstyle>
            <mi>,</mi>
            <mstyle color="blue">
              <msub>
                <mtext>false</mtext>
                <msub>
                  <mi>x</mi>
                  <mn>3</mn>
                </msub>
              </msub>
            </mstyle>
            <mi>,</mi>
            <mstyle color="fuchsia">
              <msub>
                <mtext>true</mtext>
                <msub>
                  <mi>x</mi>
                  <mn>4</mn>
                </msub>
              </msub>
            </mstyle>
          </mrow>
        </mrow>
        <mo fence="true" stretchy="false">)</mo>
      </mrow>
    </mrow>
    <annotation encoding="StarMath 5.0">c_3^2(  color green {"false"_{x_2}}  , color blue {"false"_{x_3}}  , color magenta {"true"_{x_4}}  )</annotation>
  </semantics>
</math>
</file>

<file path=Object 9/content.xml><?xml version="1.0" encoding="utf-8"?>
<math xmlns="http://www.w3.org/1998/Math/MathML" display="block">
  <semantics>
    <mi mathvariant="normal">∅</mi>
    <annotation encoding="StarMath 5.0"> emptyset </annotation>
  </semantics>
</math>
</file>